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PlatformTransactionManager.isGlobalRollbackOnParticipationFailur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PlatformTransactionManager.processRollback( DefaultTransactionStatus status , boolean unexpected )</text:p>
          </table:table-cell>
          <table:table-cell office:value-type="float" office:value="13">
            <text:p text:style-name="Table_20_Contents">13</text:p>
          </table:table-cell>
          <table:table-cell office:value-type="float" office:value="2">
            <text:p text:style-name="Table_20_Contents">2</text:p>
          </table:table-cell>
          <table:table-cell office:value-type="float" office:value="53">
            <text:p text:style-name="Table_20_Contents">53</text:p>
          </table:table-cell>
        </table:table-row>
        <table:table-row>
          <table:table-cell office:value-type="string">
            <text:p text:style-name="Table_20_Contents">AbstractPlatformTransactionManager.readObject( ObjectInputStream oi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PlatformTransactionManager.getDefaultTimeou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PlatformTransactionManager.getTransaction( @ Nullable TransactionDefinition definition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11">
            <text:p text:style-name="Table_20_Contents">11</text:p>
          </table:table-cell>
          <table:table-cell office:value-type="float" office:value="38">
            <text:p text:style-name="Table_20_Contents">38</text:p>
          </table:table-cell>
        </table:table-row>
        <table:table-row>
          <table:table-cell office:value-type="string">
            <text:p text:style-name="Table_20_Contents">AbstractPlatformTransactionManager.isRollbackOnCommitFailur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PlatformTransactionManager.prepareForCommit( DefaultTransactionStatus statu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bstractPlatformTransactionManager.doResumeSynchronization( List &lt; TransactionSynchronization &gt; suspendedSynchronization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bstractPlatformTransactionManager.setNestedTransactionAllowed( boolean nestedTransactionAllow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PlatformTransactionManager.shouldCommitOnGlobalRollbackOnl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PlatformTransactionManager.commit( TransactionStatus status )</text:p>
          </table:table-cell>
          <table:table-cell office:value-type="float" office:value="7">
            <text:p text:style-name="Table_20_Contents">7</text:p>
          </table:table-cell>
          <table:table-cell office:value-type="float" office:value="2">
            <text:p text:style-name="Table_20_Contents">2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AbstractPlatformTransactionManager.prepareTransactionStatus( TransactionDefinition definition , @ Nullable Object transaction , boolean newTransaction , boolean newSynchronization , boolean debug , @ Nullable Object suspendedResourc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bstractPlatformTransactionManager.registerAfterCompletionWithExistingTransaction( Object transaction , List &lt; TransactionSynchronization &gt; synchronizat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bstractPlatformTransactionManager.resume( @ Nullable Object transaction , @ Nullable SuspendedResourcesHolder resourcesHolder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AbstractPlatformTransactionManager.suspend( @ Nullable Object transaction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32">
            <text:p text:style-name="Table_20_Contents">32</text:p>
          </table:table-cell>
        </table:table-row>
        <table:table-row>
          <table:table-cell office:value-type="string">
            <text:p text:style-name="Table_20_Contents">AbstractPlatformTransactionManager.doSetRollbackOnly( DefaultTransactionStatus statu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bstractPlatformTransactionManager.isValidateExistingTransa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PlatformTransactionManager.resumeAfterBeginException( Object transaction , @ Nullable SuspendedResourcesHolder suspendedResources , Throwable beginE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AbstractPlatformTransactionManager.doSuspendSynchronizatio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AbstractPlatformTransactionManager.setTransactionSynchronization( int transactionSynchroniz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PlatformTransactionManager.setRollbackOnCommitFailure( boolean rollbackOnCommitFailur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uspendedResourcesHolder.SuspendedResourcesHolder( Object suspendedResourc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PlatformTransactionManager.triggerBeforeCompletion( DefaultTransactionStatus statu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bstractPlatformTransactionManager.rollback( TransactionStatus statu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bstractPlatformTransactionManager.handleExistingTransaction( TransactionDefinition definition , Object transaction , boolean debugEnabled )</text:p>
          </table:table-cell>
          <table:table-cell office:value-type="float" office:value="19">
            <text:p text:style-name="Table_20_Contents">19</text:p>
          </table:table-cell>
          <table:table-cell office:value-type="float" office:value="13">
            <text:p text:style-name="Table_20_Contents">13</text:p>
          </table:table-cell>
          <table:table-cell office:value-type="float" office:value="72">
            <text:p text:style-name="Table_20_Contents">72</text:p>
          </table:table-cell>
        </table:table-row>
        <table:table-row>
          <table:table-cell office:value-type="string">
            <text:p text:style-name="Table_20_Contents">AbstractPlatformTransactionManager.processCommit( DefaultTransactionStatus status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1">
            <text:p text:style-name="Table_20_Contents">1</text:p>
          </table:table-cell>
          <table:table-cell office:value-type="float" office:value="62">
            <text:p text:style-name="Table_20_Contents">62</text:p>
          </table:table-cell>
        </table:table-row>
        <table:table-row>
          <table:table-cell office:value-type="string">
            <text:p text:style-name="Table_20_Contents">AbstractPlatformTransactionManager.setFailEarlyOnGlobalRollbackOnly( boolean failEarlyOnGlobalRollbackOnl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PlatformTransactionManager.setValidateExistingTransaction( boolean validateExistingTransac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uspendedResourcesHolder.SuspendedResourcesHolder( @ Nullable Object suspendedResources , List &lt; TransactionSynchronization &gt; suspendedSynchronizations , @ Nullable String name , boolean readOnly , @ Nullable Integer isolationLevel , boolean wasActiv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bstractPlatformTransactionManager.determineTimeout( TransactionDefinition definiti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bstractPlatformTransactionManager.isExistingTransaction( Object transac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PlatformTransactionManager.doRollbackOnCommitException( DefaultTransactionStatus status , Throwable ex )</text:p>
          </table:table-cell>
          <table:table-cell office:value-type="float" office:value="7">
            <text:p text:style-name="Table_20_Contents">7</text:p>
          </table:table-cell>
          <table:table-cell office:value-type="float" office:value="1">
            <text:p text:style-name="Table_20_Contents">1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AbstractPlatformTransactionManager.isFailEarlyOnGlobalRollbackOnl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PlatformTransactionManager.setDefaultTimeout( int defaultTimeou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bstractPlatformTransactionManager.triggerAfterCompletion( DefaultTransactionStatus status , int completionStatus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AbstractPlatformTransactionManager.cleanupAfterCompletion( DefaultTransactionStatus status )</text:p>
          </table:table-cell>
          <table:table-cell office:value-type="float" office:value="6">
            <text:p text:style-name="Table_20_Contents">6</text:p>
          </table:table-cell>
          <table:table-cell office:value-type="float" office:value="1">
            <text:p text:style-name="Table_20_Contents">1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AbstractPlatformTransactionManager.setGlobalRollbackOnParticipationFailure( boolean globalRollbackOnParticipationFailur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PlatformTransactionManager.doResume( @ Nullable Object transaction , Object suspendedResourc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PlatformTransactionManager.triggerAfterCommit( DefaultTransactionStatus statu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bstractPlatformTransactionManager.invokeAfterCompletion( List &lt; TransactionSynchronization &gt; synchronizations , int completionStatu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PlatformTransactionManager.isNestedTransactionAllow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PlatformTransactionManager.getTransactionSynchroniz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PlatformTransactionManager.triggerBeforeCommit( DefaultTransactionStatus statu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bstractPlatformTransactionManager.startTransaction( TransactionDefinition definition , Object transaction , boolean debugEnabled , @ Nullable SuspendedResourcesHolder suspendedResourc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bstractPlatformTransactionManager.doSuspend( Object transac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PlatformTransactionManager.useSavepointForNestedTransa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PlatformTransactionManager.newTransactionStatus( TransactionDefinition definition , @ Nullable Object transaction , boolean newTransaction , boolean newSynchronization , boolean debug , @ Nullable Object suspendedResource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bstractPlatformTransactionManager.setTransactionSynchronizationName( String constant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PlatformTransactionManager.doCleanupAfterCompletion( Object transac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bstractPlatformTransactionManager.prepareSynchronization( DefaultTransactionStatus status , TransactionDefinition definition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